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09cm" style:rel-column-width="2218*"/>
    </style:style>
    <style:style style:name="Table1.B" style:family="table-column">
      <style:table-column-properties style:column-width="3.678cm" style:rel-column-width="2087*"/>
    </style:style>
    <style:style style:name="Table1.C" style:family="table-column">
      <style:table-column-properties style:column-width="3.491cm" style:rel-column-width="1980*"/>
    </style:style>
    <style:style style:name="Table1.D" style:family="table-column">
      <style:table-column-properties style:column-width="5.923cm" style:rel-column-width="336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5000a" officeooo:paragraph-rsid="0005000a"/>
    </style:style>
    <style:style style:name="P3" style:family="paragraph" style:parent-style-name="Text_20_body">
      <style:paragraph-properties fo:text-align="center" style:justify-single-word="false"/>
      <style:text-properties officeooo:rsid="0005f290" officeooo:paragraph-rsid="0005f290"/>
    </style:style>
    <style:style style:name="P4" style:family="paragraph" style:parent-style-name="Text_20_body">
      <style:text-properties officeooo:rsid="0005f290" officeooo:paragraph-rsid="0005f290"/>
    </style:style>
    <style:style style:name="P5" style:family="paragraph" style:parent-style-name="Text_20_body">
      <style:text-properties officeooo:paragraph-rsid="0006ffa0"/>
    </style:style>
    <style:style style:name="P6" style:family="paragraph" style:parent-style-name="Text_20_body">
      <style:text-properties officeooo:rsid="0006ffa0" officeooo:paragraph-rsid="0006ffa0"/>
    </style:style>
    <style:style style:name="P7" style:family="paragraph" style:parent-style-name="Text_20_body">
      <style:text-properties officeooo:rsid="000b3405" officeooo:paragraph-rsid="000b3405"/>
    </style:style>
    <style:style style:name="P8" style:family="paragraph" style:parent-style-name="Text_20_body">
      <style:text-properties officeooo:rsid="000bb5cd" officeooo:paragraph-rsid="000bb5c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rsid="000e2b44" officeooo:paragraph-rsid="000e2b44"/>
    </style:style>
    <style:style style:name="P11" style:family="paragraph" style:parent-style-name="Table_20_Contents">
      <style:text-properties officeooo:rsid="000ec29d" officeooo:paragraph-rsid="000ec29d"/>
    </style:style>
    <style:style style:name="P12" style:family="paragraph" style:parent-style-name="Text_20_body">
      <style:text-properties officeooo:rsid="000ec29d" officeooo:paragraph-rsid="000ec29d"/>
    </style:style>
    <style:style style:name="P13" style:family="paragraph" style:parent-style-name="Text_20_body">
      <style:text-properties officeooo:rsid="000f73b7" officeooo:paragraph-rsid="000f73b7"/>
    </style:style>
    <style:style style:name="T1" style:family="text">
      <style:text-properties officeooo:rsid="0005f290"/>
    </style:style>
    <style:style style:name="T2" style:family="text">
      <style:text-properties officeooo:rsid="0006ffa0"/>
    </style:style>
    <style:style style:name="T3" style:family="text">
      <style:text-properties officeooo:rsid="00112cdc"/>
    </style:style>
    <style:style style:name="T4" style:family="text">
      <style:text-properties officeooo:rsid="000d3c79"/>
    </style:style>
    <style:style style:name="T5" style:family="text">
      <style:text-properties officeooo:rsid="000e2b44"/>
    </style:style>
    <style:style style:name="T6" style:family="text">
      <style:text-properties officeooo:rsid="000f1c2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1.4.2</text:h>
      <text:p text:style-name="P2">Определение ускорения свободного падения при помощи оборотного маятника</text:p>
      <text:p text:style-name="P3">Королев Дмитрий Алексе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ФТИ, 2025</text:p>
      <text:h text:style-name="Heading_20_3" text:outline-level="3"><text:soft-page-break/>Цель работы:</text:h>
      <text:p text:style-name="P4"><text:tab/>При помощи оборотного маятника вычислить с достаточной точностью ускорение свободного падения.</text:p>
      <text:h text:style-name="Heading_20_3" text:outline-level="3">Оборудование:</text:h>
      <text:p text:style-name="Text_20_body"><text:tab/><text:span text:style-name="T1">Оборотный маятник, счетчик числа колебаний, метровый штангенциркуль. </text:span></text:p>
      <text:h text:style-name="Heading_20_3" text:outline-level="3">Теоретическая справка:</text:h>
      <text:p text:style-name="P5"><text:tab/><text:span text:style-name="T2">Оборотный матник – это стержень с двумя призмами и двумя грузиками, меняя положение которых можно добиться совпадения точки оси качания и точки второй призмы. Тогда из начальной формулы для определения ускорения свободного падения</text:span></text:p>
      <text:p text:style-name="P6"><draw:frame draw:style-name="fr1" draw:name="Object1" text:anchor-type="as-char" svg:y="-0.621cm" svg:width="2.678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/>можно исключить момент инерции стержня относительно оси вращения:</text:p>
      <text:p text:style-name="P6"><draw:frame draw:style-name="fr1" draw:name="Object2" text:anchor-type="as-char" svg:y="-0.781cm" svg:width="15.651cm" svg:height="1.22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Однако на самом деле нам никогда не удастся сделать равным периоды, поэтому надо внести поправку на это.</text:p>
      <text:p text:style-name="P7"><draw:frame draw:style-name="fr1" draw:name="Object3" text:anchor-type="as-char" svg:y="-0.744cm" svg:width="18.828cm" svg:height="1.2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Вычислим погрешность ускорения свободного падения:</text:p>
      <text:p text:style-name="P8"><draw:frame draw:style-name="fr1" draw:name="Object4" text:anchor-type="as-char" svg:y="-0.847cm" svg:width="7.4cm" svg:height="1.29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3" text:outline-level="3">Проведение работы:</text:h>
      <text:p text:style-name="P9"><text:tab/><text:span text:style-name="T3">В начале убеждаемся, что при отклонении маятника на 5 градусов колебания можно считать незатухающими, т.к. за 100 колебаний амплитуда почти не изменилась. </text:span></text:p>
      <text:p text:style-name="P9"><text:tab/><text:span text:style-name="T4">При помощи программы ищем такое положение грузиков, чтобы момент инерции </text:span><text:span text:style-name="T5">поделенный на соотвествующее расстояние до центра масс был равен ???. Выходит, что </text:span><text:span text:style-name="T5"><draw:frame draw:style-name="fr1" draw:name="Object5" text:anchor-type="as-char" svg:y="-0.379cm" svg:width="10.47cm" svg:height="0.53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Периоды колебаний при этом различаются не больше, чем на 1%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#20: 27.81</text:p>
          </table:table-cell>
          <table:table-cell table:style-name="Table1.A1" office:value-type="string">
            <text:p text:style-name="P11">#30: 41.70</text:p>
          </table:table-cell>
          <table:table-cell table:style-name="Table1.A1" office:value-type="string">
            <text:p text:style-name="P11">#40: 55.63 </text:p>
          </table:table-cell>
          <table:table-cell table:style-name="Table1.D1" office:value-type="string">
            <text:p text:style-name="P11">#90: 125.12 </text:p>
          </table:table-cell>
        </table:table-row>
        <table:table-row>
          <table:table-cell table:style-name="Table1.A2" office:value-type="string">
            <text:p text:style-name="P11">#20: 28.00</text:p>
          </table:table-cell>
          <table:table-cell table:style-name="Table1.A2" office:value-type="string">
            <text:p text:style-name="P11">#30: 41.95 </text:p>
          </table:table-cell>
          <table:table-cell table:style-name="Table1.A2" office:value-type="string">
            <text:p text:style-name="P11">#40: 56.16</text:p>
          </table:table-cell>
          <table:table-cell table:style-name="Table1.D2" office:value-type="string">
            <text:p text:style-name="P11">#90: 126.61</text:p>
          </table:table-cell>
        </table:table-row>
        <table:table-row>
          <table:table-cell table:style-name="Table1.A2" office:value-type="string">
            <text:p text:style-name="P11">G = 9.531255</text:p>
          </table:table-cell>
          <table:table-cell table:style-name="Table1.A2" office:value-type="string">
            <text:p text:style-name="P11">G = 9.56032744</text:p>
          </table:table-cell>
          <table:table-cell table:style-name="Table1.A2" office:value-type="string">
            <text:p text:style-name="P11">G = 9.787561040</text:p>
          </table:table-cell>
          <table:table-cell table:style-name="Table1.D2" office:value-type="string">
            <text:p text:style-name="P11">G = 9.814322069</text:p>
          </table:table-cell>
        </table:table-row>
      </table:table>
      <text:p text:style-name="P8"><text:s/></text:p>
      <text:p text:style-name="P12">Видим, что с увеличением количества <text:span text:style-name="T6">колебаний у нас становится точнее ускорение свободного падения. </text:span></text:p>
      <text:p text:style-name="P13"><text:soft-page-break/>Погрешность для последнего случая получается равной примерно 0.001 <draw:frame draw:style-name="fr1" draw:name="Object6" text:anchor-type="as-char" svg:y="-0.621cm" svg:width="0.43cm" svg:height="1.06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Heading_20_3" text:outline-level="3">Вывод:</text:h>
      <text:p text:style-name="Text_20_body"><text:tab/><text:span text:style-name="T3">В данной работе мы получили значение g с очень высокой точностью, погрешность составляет около 0.1% Это стало возможным из-за использования оборотного маятника, и законов колебательного движения про равенство периодов для оси вращения и центра кача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4:06:34.331185073</meta:creation-date>
    <dc:date>2025-12-01T19:33:54.615105914</dc:date>
    <meta:editing-duration>PT29M16S</meta:editing-duration>
    <meta:editing-cycles>2</meta:editing-cycles>
    <meta:generator>LibreOffice/25.2.6.2$Linux_X86_64 LibreOffice_project/40d1a0e1d5bdf1afaeae24d9ece32bbb00fa66a4</meta:generator>
    <meta:document-statistic meta:table-count="1" meta:image-count="0" meta:object-count="6" meta:page-count="3" meta:paragraph-count="37" meta:word-count="259" meta:character-count="1858" meta:non-whitespace-character-count="1616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sup>
          <mrow>
            <mo fence="true" form="prefix" stretchy="false">(</mo>
            <mrow>
              <mrow>
                <mn>2</mn>
                <mi>π</mi>
              </mrow>
            </mrow>
            <mo fence="true" form="postfix" stretchy="false">)</mo>
          </mrow>
          <mn>2</mn>
        </msup>
      </mrow>
      <mfrac>
        <mi>I</mi>
        <mrow>
          <msup>
            <mi>T</mi>
            <mn>2</mn>
          </msup>
          <mo stretchy="false">⋅</mo>
          <mi mathvariant="italic">ml</mi>
        </mrow>
      </mfrac>
    </mrow>
    <annotation encoding="StarMath 5.0">g = (2 %pi)^2 {I} over {T^2 cdot ml}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sub>
          <mi>T</mi>
          <mn>2</mn>
        </msub>
        <mo stretchy="false">=</mo>
        <mi>T</mi>
        <mo stretchy="false">=</mo>
        <mn>2</mn>
      </mrow>
      <mi>π</mi>
      <mrow>
        <msqrt>
          <mfrac>
            <msub>
              <mi>I</mi>
              <mn>1</mn>
            </msub>
            <msub>
              <mi mathvariant="italic">mgl</mi>
              <mn>1</mn>
            </msub>
          </mfrac>
        </msqrt>
        <mo stretchy="false">=</mo>
        <mn>2</mn>
      </mrow>
      <mi>π</mi>
      <msqrt>
        <mfrac>
          <msub>
            <mi>I</mi>
            <mn>2</mn>
          </msub>
          <msub>
            <mi mathvariant="italic">mgl</mi>
            <mn>2</mn>
          </msub>
        </mfrac>
      </msqrt>
      <mi>,</mi>
      <mtext>     </mtext>
      <mrow>
        <msub>
          <mi>I</mi>
          <mn>1</mn>
        </msub>
        <mo stretchy="false">=</mo>
        <mrow>
          <msub>
            <mi>I</mi>
            <mn>0</mn>
          </msub>
          <mo stretchy="false">+</mo>
          <msubsup>
            <mi mathvariant="italic">ml</mi>
            <mn>1</mn>
            <mn>2</mn>
          </msubsup>
        </mrow>
      </mrow>
      <mi>,</mi>
      <mrow>
        <msub>
          <mi>I</mi>
          <mn>2</mn>
        </msub>
        <mo stretchy="false">=</mo>
        <mrow>
          <msub>
            <mi>I</mi>
            <mn>0</mn>
          </msub>
          <mo stretchy="false">+</mo>
          <msubsup>
            <mi mathvariant="italic">ml</mi>
            <mn>2</mn>
            <mn>2</mn>
          </msubsup>
        </mrow>
      </mrow>
      <mtext> =&gt; </mtext>
      <mrow>
        <mi>g</mi>
        <mo stretchy="false">=</mo>
        <mn>4</mn>
      </mrow>
      <mfrac>
        <msup>
          <mi>π</mi>
          <mn>2</mn>
        </msup>
        <msup>
          <mi>T</mi>
          <mn>2</mn>
        </msup>
      </mfrac>
      <mrow>
        <mrow>
          <mo fence="true" form="prefix" stretchy="false">(</mo>
          <mrow>
            <mrow>
              <msub>
                <mi>l</mi>
                <mn>1</mn>
              </msub>
              <mo stretchy="false">+</mo>
              <msub>
                <mi>l</mi>
                <mn>2</mn>
              </msub>
            </mrow>
          </mrow>
          <mo fence="true" form="postfix" stretchy="false">)</mo>
        </mrow>
        <mo stretchy="false">=</mo>
        <mn>4</mn>
      </mrow>
      <msup>
        <mi>π</mi>
        <mn>2</mn>
      </msup>
      <mfrac>
        <mi>L</mi>
        <msup>
          <mi>T</mi>
          <mn>2</mn>
        </msup>
      </mfrac>
    </mrow>
    <annotation encoding="StarMath 5.0">T_1 = T_2 = T = 2 %pi sqrt{ {I_1} over {mgl_1} } = 2 %pi sqrt{ {I_2} over {mgl_2} },"     " I_1 = I_0 + ml_1^2, I_2 = I_0 + ml_2^2 " =&gt; " g = 4%pi^2 over T^2(l_1+l_2)=4%pi^2 L over T^2</annotation>
  </semantics>
</math>
</file>

<file path=Object 3/content.xml><?xml version="1.0" encoding="utf-8"?>
<math xmlns="http://www.w3.org/1998/Math/MathML" display="block">
  <semantics>
    <mrow>
      <msubsup>
        <mi>T</mi>
        <mn>1</mn>
        <mn>2</mn>
      </msubsup>
      <mrow>
        <msub>
          <mi mathvariant="italic">gl</mi>
          <mn>1</mn>
        </msub>
        <mo stretchy="false">−</mo>
        <msubsup>
          <mi>T</mi>
          <mn>2</mn>
          <mn>2</mn>
        </msubsup>
      </mrow>
      <mrow>
        <msub>
          <mi mathvariant="italic">gl</mi>
          <mn>2</mn>
        </msub>
        <mo stretchy="false">=</mo>
        <mn>4</mn>
      </mrow>
      <msup>
        <mi>π</mi>
        <mn>2</mn>
      </msup>
      <mrow>
        <mo fence="true" form="prefix" stretchy="false">(</mo>
        <mrow>
          <mrow>
            <msubsup>
              <mi>l</mi>
              <mn>1</mn>
              <mn>2</mn>
            </msubsup>
            <mo stretchy="false">−</mo>
            <msubsup>
              <mi>l</mi>
              <mn>2</mn>
              <mn>2</mn>
            </msubsup>
          </mrow>
        </mrow>
        <mo fence="true" form="postfix" stretchy="false">)</mo>
      </mrow>
      <mtext> =&gt; </mtext>
      <mrow>
        <mi>g</mi>
        <mo stretchy="false">=</mo>
        <mn>4</mn>
      </mrow>
      <msup>
        <mi>π</mi>
        <mn>2</mn>
      </msup>
      <mrow>
        <mfrac>
          <mrow>
            <msubsup>
              <mi>l</mi>
              <mn>1</mn>
              <mn>2</mn>
            </msubsup>
            <mo stretchy="false">−</mo>
            <msubsup>
              <mi>l</mi>
              <mn>2</mn>
              <mn>2</mn>
            </msubsup>
          </mrow>
          <mrow>
            <msub>
              <mi>l</mi>
              <mn>1</mn>
            </msub>
            <mrow>
              <msubsup>
                <mi>T</mi>
                <mn>1</mn>
                <mn>2</mn>
              </msubsup>
              <mo stretchy="false">−</mo>
              <msub>
                <mi>l</mi>
                <mn>2</mn>
              </msub>
            </mrow>
            <msubsup>
              <mi>T</mi>
              <mn>2</mn>
              <mn>2</mn>
            </msubsup>
          </mrow>
        </mfrac>
        <mo stretchy="false">=</mo>
        <mn>4</mn>
      </mrow>
      <msup>
        <mi>π</mi>
        <mn>2</mn>
      </msup>
      <mfrac>
        <mi>L</mi>
        <msubsup>
          <mi>T</mi>
          <mn>0</mn>
          <mn>2</mn>
        </msubsup>
      </mfrac>
      <mi>,</mi>
      <mtext> где </mtext>
      <mrow>
        <msub>
          <mi>T</mi>
          <mn>0</mn>
        </msub>
        <mo stretchy="false">=</mo>
        <mfrac>
          <mrow>
            <msub>
              <mi>l</mi>
              <mn>1</mn>
            </msub>
            <mrow>
              <msubsup>
                <mi>T</mi>
                <mn>1</mn>
                <mn>2</mn>
              </msubsup>
              <mo stretchy="false">−</mo>
              <msub>
                <mi>l</mi>
                <mn>2</mn>
              </msub>
            </mrow>
            <msubsup>
              <mi>T</mi>
              <mn>2</mn>
              <mn>2</mn>
            </msubsup>
          </mrow>
          <mrow>
            <msub>
              <mi>l</mi>
              <mn>1</mn>
            </msub>
            <mo stretchy="false">−</mo>
            <msub>
              <mi>l</mi>
              <mn>2</mn>
            </msub>
          </mrow>
        </mfrac>
        <mo stretchy="false">=</mo>
        <mrow>
          <msubsup>
            <mi>T</mi>
            <mn>2</mn>
            <mn>2</mn>
          </msubsup>
          <mo stretchy="false">+</mo>
          <mfrac>
            <msub>
              <mi>l</mi>
              <mn>1</mn>
            </msub>
            <mrow>
              <msub>
                <mi>l</mi>
                <mn>1</mn>
              </msub>
              <mo stretchy="false">−</mo>
              <msub>
                <mi>l</mi>
                <mn>2</mn>
              </msub>
            </mrow>
          </mfrac>
        </mrow>
      </mrow>
      <mrow>
        <mo fence="true" form="prefix" stretchy="false">(</mo>
        <mrow>
          <mrow>
            <msub>
              <mi>T</mi>
              <mn>1</mn>
            </msub>
            <mo stretchy="false">+</mo>
            <msub>
              <mi>T</mi>
              <mn>2</mn>
            </msub>
          </mrow>
        </mrow>
        <mo fence="true" form="postfix" stretchy="false">)</mo>
      </mrow>
      <mrow>
        <mo fence="true" form="prefix" stretchy="false">(</mo>
        <mrow>
          <mrow>
            <msub>
              <mi>T</mi>
              <mn>1</mn>
            </msub>
            <mo stretchy="false">−</mo>
            <msub>
              <mi>T</mi>
              <mn>2</mn>
            </msub>
          </mrow>
        </mrow>
        <mo fence="true" form="postfix" stretchy="false">)</mo>
      </mrow>
    </mrow>
    <annotation encoding="StarMath 5.0">T_1^2 gl_1 - T_2^2 gl_2 = 4 %pi ^ 2 (l_1^2 - l_2^2) " =&gt; " g = 4%pi^2 {l_1^2 - l_2^2} over{l_1 T_1^2 - l_2 T_2^2} = 4%pi^2 {L} over {T_0^2}, " где " T_0 = {l_1 T_1^2 - l_2 T_2 ^ 2} over {l_1 - l_2} = T_2 ^ 2 + {l_1}over{l_1 - l_2}(T_1 + T_2)(T_1-T_2) </annotation>
  </semantics>
</math>
</file>

<file path=Object 4/content.xml><?xml version="1.0" encoding="utf-8"?>
<math xmlns="http://www.w3.org/1998/Math/MathML" display="block">
  <semantics>
    <mrow>
      <mrow>
        <mfrac>
          <mrow>
            <mi>σ</mi>
            <mi>g</mi>
          </mrow>
          <mi>g</mi>
        </mfrac>
        <mo stretchy="false">=</mo>
        <msqrt>
          <mrow>
            <msup>
              <mrow>
                <mo fence="true" form="prefix" stretchy="false">(</mo>
                <mrow>
                  <mfrac>
                    <mrow>
                      <mi>σ</mi>
                      <mi>L</mi>
                    </mrow>
                    <mi>L</mi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row>
                      <mi>σ</mi>
                      <msub>
                        <mi>T</mi>
                        <mn>0</mn>
                      </msub>
                    </mrow>
                    <msub>
                      <mi>T</mi>
                      <mn>0</mn>
                    </msub>
                  </mfrac>
                </mrow>
                <mo fence="true" form="postfix" stretchy="false">)</mo>
              </mrow>
              <mn>2</mn>
            </msup>
          </mrow>
        </msqrt>
      </mrow>
      <mi>,</mi>
      <mtext>    </mtext>
      <mi>σ</mi>
      <mrow>
        <msub>
          <mi>T</mi>
          <mn>0</mn>
        </msub>
        <mo stretchy="false">=</mo>
        <mfrac>
          <msqrt>
            <mrow>
              <msubsup>
                <mi>l</mi>
                <mn>1</mn>
                <mn>2</mn>
              </msubsup>
              <mo stretchy="false">+</mo>
              <msubsup>
                <mi>l</mi>
                <mn>2</mn>
                <mn>2</mn>
              </msubsup>
            </mrow>
          </msqrt>
          <mrow>
            <msub>
              <mi>l</mi>
              <mn>1</mn>
            </msub>
            <mo stretchy="false">−</mo>
            <msub>
              <mi>l</mi>
              <mn>2</mn>
            </msub>
          </mrow>
        </mfrac>
      </mrow>
      <mi>σ</mi>
      <mi>T</mi>
    </mrow>
    <annotation encoding="StarMath 5.0">{%sigma g} over {g} = sqrt { ({%sigma L} over {L})^2 + ({%sigma T_0} over {T_0})^2}, "    " %sigma T_0 = {sqrt {l_1^2 + l_2^2} } over {l_1 - l_2} %sigma T</annotation>
  </semantics>
</math>
</file>

<file path=Object 5/content.xml><?xml version="1.0" encoding="utf-8"?>
<math xmlns="http://www.w3.org/1998/Math/MathML" display="block">
  <semantics>
    <mrow>
      <mrow>
        <msub>
          <mi>b</mi>
          <mn>1</mn>
        </msub>
        <mo stretchy="false">=</mo>
        <mn>20</mn>
      </mrow>
      <mi mathvariant="italic">см</mi>
      <mtext> , </mtext>
      <mrow>
        <msub>
          <mi>b</mi>
          <mn>2</mn>
        </msub>
        <mo stretchy="false">=</mo>
        <mn>7.4</mn>
      </mrow>
      <mi mathvariant="italic">см</mi>
      <mtext> , </mtext>
      <mrow>
        <msub>
          <mi>l</mi>
          <mn>1</mn>
        </msub>
        <mo stretchy="false">=</mo>
        <mn>36.92</mn>
      </mrow>
      <mi>,</mi>
      <mtext> , </mtext>
      <mrow>
        <msub>
          <mi>l</mi>
          <mn>2</mn>
        </msub>
        <mo stretchy="false">=</mo>
        <mn>10.6</mn>
      </mrow>
      <mi>,</mi>
      <mtext> </mtext>
      <mrow>
        <mi>L</mi>
        <mo stretchy="false">=</mo>
        <mn>47.58</mn>
      </mrow>
      <mi mathvariant="italic">см</mi>
      <mi>.</mi>
    </mrow>
    <annotation encoding="StarMath 5.0">b_1 = 20 см " , " b_2 = 7.4 см " , " l_1 = 36.92, " , " l_2 = 10.6, " " L = 47.58 см.</annotation>
  </semantics>
</math>
</file>

<file path=Object 6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{м} over {с^2}</annotation>
  </semantics>
</math>
</file>